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ee3" officeooo:paragraph-rsid="001e2ee3"/>
    </style:style>
    <style:style style:name="P2" style:family="paragraph" style:parent-style-name="Standard">
      <style:text-properties officeooo:rsid="001e6911" officeooo:paragraph-rsid="001e6911"/>
    </style:style>
    <style:style style:name="P3" style:family="paragraph" style:parent-style-name="Standard">
      <style:text-properties officeooo:rsid="00210661" officeooo:paragraph-rsid="00210661"/>
    </style:style>
    <style:style style:name="P4" style:family="paragraph" style:parent-style-name="Standard">
      <style:text-properties officeooo:rsid="0022edae" officeooo:paragraph-rsid="0022edae"/>
    </style:style>
    <style:style style:name="P5" style:family="paragraph" style:parent-style-name="Standard">
      <style:text-properties officeooo:rsid="00232e12" officeooo:paragraph-rsid="00232e12"/>
    </style:style>
    <style:style style:name="P6" style:family="paragraph" style:parent-style-name="Standard">
      <style:text-properties officeooo:rsid="0024a14d" officeooo:paragraph-rsid="0024a14d"/>
    </style:style>
    <style:style style:name="P7" style:family="paragraph" style:parent-style-name="Standard">
      <style:text-properties officeooo:rsid="0024a791" officeooo:paragraph-rsid="0024a791"/>
    </style:style>
    <style:style style:name="P8" style:family="paragraph" style:parent-style-name="Standard">
      <style:text-properties officeooo:rsid="0024e099" officeooo:paragraph-rsid="0024e099"/>
    </style:style>
    <style:style style:name="P9" style:family="paragraph" style:parent-style-name="Standard">
      <style:text-properties officeooo:rsid="002506f9" officeooo:paragraph-rsid="002506f9"/>
    </style:style>
    <style:style style:name="T1" style:family="text">
      <style:text-properties officeooo:rsid="002051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re un sommaire</text:p>
      <text:p text:style-name="P1"/>
      <text:p text:style-name="P1">1) description</text:p>
      <text:p text:style-name="P1">2) description des structures</text:p>
      <text:p text:style-name="P1">2.1 structure construite</text:p>
      <text:p text:style-name="P1">DESCRIPTION EN FRANCAIS PAS EN C</text:p>
      <text:p text:style-name="P1">Faire un schema</text:p>
      <text:p text:style-name="P1">exemple d’affichage</text:p>
      <text:p text:style-name="P1">2.2 fichier de donnée</text:p>
      <text:p text:style-name="P1">fichier entrée</text:p>
      <text:p text:style-name="P1">descrire fichier de donnée et à quoi correspond chaque element</text:p>
      <text:p text:style-name="P1">fichier sortie : pareil</text:p>
      <text:p text:style-name="P1"/>
      <text:p text:style-name="P1">3) Orga code</text:p>
      <text:p text:style-name="P2">donner chaque fichier :</text:p>
      <text:p text:style-name="P2">donner tous les protos pour chaque .h <text:span text:style-name="T1">et ce qu’ils font</text:span></text:p>
      <text:p text:style-name="P2"/>
      <text:p text:style-name="P2">4) code source (annexe?)</text:p>
      <text:p text:style-name="P2"/>
      <text:p text:style-name="P3">5) jeux de tests</text:p>
      <text:p text:style-name="P4">hypothese</text:p>
      <text:p text:style-name="P4">ligne de commande pour lancer le programme</text:p>
      <text:p text:style-name="P4"/>
      <text:p text:style-name="P6">ex :</text:p>
      <text:p text:style-name="P5">fic entree → fic sortie</text:p>
      <text:p text:style-name="P5">Liste chainée</text:p>
      <text:p text:style-name="P5"/>
      <text:p text:style-name="P7">expliquer ce que sert à tester chaque ligne de fichier</text:p>
      <text:p text:style-name="P7"/>
      <text:p text:style-name="P8">Makefile</text:p>
      <text:p text:style-name="P8"/>
      <text:p text:style-name="P9">Code 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5:38.027244308</meta:creation-date>
    <dc:date>2019-02-20T13:55:19.321178530</dc:date>
    <meta:editing-duration>PT9M4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99" meta:character-count="564" meta:non-whitespace-character-count="489"/>
  </office:meta>
</office:document-meta>
</file>